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5" style:family="paragraph" style:parent-style-name="Standard">
      <style:text-properties style:use-window-font-color="true"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7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Arial1"/>
    </style:style>
    <style:style style:name="P8" style:family="paragraph" style:parent-style-name="Text_20_body">
      <style:paragraph-properties fo:text-align="center" style:justify-single-word="false"/>
      <style:text-properties style:font-name="Arial1"/>
    </style:style>
    <style:style style:name="P9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paragraph-properties fo:line-height="150%" fo:text-align="start" style:justify-single-word="false"/>
    </style:style>
    <style:style style:name="P1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Arial1" fo:font-weight="bold" style:font-weight-asian="bold" style:font-weight-complex="bold"/>
    </style:style>
    <style:style style:name="P12" style:family="paragraph" style:parent-style-name="Title">
      <style:text-properties fo:font-size="18pt" style:font-size-asian="18pt" style:font-size-complex="18pt"/>
    </style:style>
    <style:style style:name="P13" style:family="paragraph" style:parent-style-name="Title">
      <style:text-properties style:font-name="Arial1" fo:font-size="24pt" style:font-size-asian="24pt" style:font-size-complex="24pt"/>
    </style:style>
    <style:style style:name="P14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Arial1" fo:font-weight="bold" style:font-weight-asian="bold" style:font-weight-complex="bold"/>
    </style:style>
    <style:style style:name="P15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9" style:family="paragraph" style:parent-style-name="Heading_20_2">
      <style:text-properties style:font-name="Times New Roman"/>
    </style:style>
    <style:style style:name="P20" style:family="paragraph" style:parent-style-name="Heading_20_2">
      <style:text-properties style:font-name="Times New Roman" fo:font-size="14pt" style:font-size-asian="14pt" style:font-size-complex="14pt"/>
    </style:style>
    <style:style style:name="P21" style:family="paragraph" style:parent-style-name="Heading_20_2" style:list-style-name=""/>
    <style:style style:name="P22" style:family="paragraph" style:parent-style-name="Heading_20_2">
      <style:paragraph-properties fo:break-before="page"/>
    </style:style>
    <style:style style:name="P23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4pt" style:font-size-asian="14pt" style:font-size-complex="14pt"/>
    </style:style>
    <style:style style:name="P24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25" style:family="paragraph" style:parent-style-name="Heading_20_1">
      <style:text-properties fo:font-size="18pt" style:font-size-asian="18pt" style:font-size-complex="18pt"/>
    </style:style>
    <style:style style:name="P26" style:family="paragraph" style:parent-style-name="Heading_20_1" style:list-style-name="">
      <style:text-properties fo:font-size="18pt" style:font-size-asian="18pt" style:font-size-complex="18pt"/>
    </style:style>
    <style:style style:name="P27" style:family="paragraph" style:parent-style-name="Heading_20_1">
      <style:text-properties style:use-window-font-color="true" style:font-name="Courier New" fo:font-size="18pt" fo:font-weight="bold" style:font-size-asian="18pt" style:font-weight-asian="bold" style:font-size-complex="18pt" style:font-weight-complex="bold"/>
    </style:style>
    <style:style style:name="P28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29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30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31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T1" style:family="text">
      <style:text-properties style:font-name="Times New Roman1" fo:font-size="12pt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style:font-name="Arial1" fo:font-size="32pt" style:font-size-asian="32pt" style:font-size-complex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Times New Roman" fo:font-size="18pt" style:font-size-asian="18pt" style:font-size-complex="18pt"/>
    </style:style>
    <style:style style:name="T6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">uRProgramming</text:span><text:span text:style-name="T4"><text:line-break/><text:line-break/>By</text:span></text:p>
      <text:p text:style-name="P12"/>
      <text:p text:style-name="P13"><text:s/>Zekai Otles </text:p>
      <text:p text:style-name="P9">Created on \Sexpr{date()} </text:p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7">Table of Contents</text:p>
          </text:index-title>
          <text:p text:style-name="P16"><text:s/>1 Introduction<text:tab/>3</text:p>
          <text:p text:style-name="P16"><text:s/>2 Environment Setup for R programming Developers<text:tab/>3</text:p>
          <text:p text:style-name="P18"><text:s/>2.1 <text:s/>Environment setup<text:tab/>3</text:p>
          <text:p text:style-name="P18"><text:s/>2.2 <text:s/>Using Version Control System<text:tab/>3</text:p>
          <text:p text:style-name="P18"><text:s/>2.3 Using IDE to develop R scripts<text:tab/>3</text:p>
          <text:p text:style-name="P18"><text:s/>2.4 Writing functions<text:tab/>3</text:p>
          <text:p text:style-name="P18"><text:s/>2.5 Create R package System<text:tab/>3</text:p>
          <text:p text:style-name="P16"><text:s/>3 Simple Data Types and Objects<text:tab/>3</text:p>
          <text:p text:style-name="P16"><text:s/>4 Control Structures<text:tab/>3</text:p>
          <text:p text:style-name="P18"><text:s/>4.1 If then Else statements<text:tab/>3</text:p>
          <text:p text:style-name="P18"><text:s/>4.2 Switch statements<text:tab/>4</text:p>
          <text:p text:style-name="P16"><text:s/>5 Loop Structures<text:tab/>5</text:p>
          <text:p text:style-name="P18"><text:s/>5.1 For statements<text:tab/>5</text:p>
          <text:p text:style-name="P18"><text:s/>5.2 while staments<text:tab/>5</text:p>
          <text:p text:style-name="P18"><text:s/>5.3 DfRCtVisits<text:tab/>7</text:p>
          <text:p text:style-name="P16"><text:s/>6 Data Structures<text:tab/>8</text:p>
          <text:p text:style-name="P18"><text:s/>6.1 Vector<text:tab/>8</text:p>
          <text:p text:style-name="P18"><text:s/>6.2 Matrix<text:tab/>8</text:p>
          <text:p text:style-name="P18"><text:s/>6.3 DataFrame<text:tab/>8</text:p>
          <text:p text:style-name="P16"><text:s/>7 Simple Statistical Outputs<text:tab/>8</text:p>
          <text:p text:style-name="P16"><text:s/>8 Simple Table Outputs<text:tab/>8</text:p>
        </text:index-body>
      </text:table-of-content>
      <text:p text:style-name="P9"/>
      <text:h text:style-name="P28" text:outline-level="1">Introduction</text:h>
      <text:p text:style-name="P10"><text:span text:style-name="T1"><text:tab/></text:span></text:p>
      <text:h text:style-name="P24" text:outline-level="1">Environment Setup for R programming Developers</text:h>
      <text:h text:style-name="Heading_20_2" text:outline-level="2"><text:s/>Environment setup</text:h>
      <text:p text:style-name="P11"/>
      <text:p text:style-name="P11"/>
      <text:p text:style-name="P2">To Display Number of Incoming Crfs with respect to date and also in terms of months to evaluate to work load during the course of a year. </text:p>
      <text:p text:style-name="P7"/>
      <text:p text:style-name="P8"/>
      <text:p text:style-name="P6"/>
      <text:p text:style-name="P3">&lt;&lt;dfRcrfPerWk,echo=FALSE,results=xml,fig=TRUE&gt;&gt;=</text:p>
      <text:p text:style-name="P3"># I usually load the libraries first so that any output produced by </text:p>
      <text:p text:style-name="P4"/>
      <text:p text:style-name="P4">out&lt;-dfRcrfPerWk(crfPerWkDat)</text:p>
      <text:p text:style-name="P4">print(out)</text:p>
      <text:p text:style-name="P4">odfFigureCaption(“Incoming CRFs”,label=”Figure”)</text:p>
      <text:p text:style-name="P4"/>
      <text:p text:style-name="P4">@</text:p>
      <text:p text:style-name="P4"/>
      <text:h text:style-name="Heading_20_2" text:outline-level="2"><text:s/>Using Version Control System</text:h>
      <text:h text:style-name="Heading_20_2" text:outline-level="2">Using IDE to develop R scripts</text:h>
      <text:h text:style-name="Heading_20_2" text:outline-level="2">Writing functions</text:h>
      <text:h text:style-name="Heading_20_2" text:outline-level="2">Create R package System</text:h>
      <text:p text:style-name="P14"/>
      <text:h text:style-name="P25" text:outline-level="1">Simple Data Types and Objects</text:h>
      <text:h text:style-name="P25" text:outline-level="1">Control Structures</text:h>
      <text:h text:style-name="Heading_20_2" text:outline-level="2">If then Else statements</text:h>
      <text:p text:style-name="P3">&lt;&lt;dfRqcsPerPlate,echo=FALSE,results=xml,fig=TRUE&gt;&gt;=</text:p>
      <text:p text:style-name="P3"># I usually load the libraries first so that any output produced by <text:span text:style-name="T2"><text:s/></text:span></text:p>
      <text:p text:style-name="P4"><text:soft-page-break/></text:p>
      <text:p text:style-name="P4">out&lt;-dfRqcsPerPlate(qcsPerPlatDat,titleOfPlot="Normalized Qcs Per Plate",shadedOrNot=T)</text:p>
      <text:p text:style-name="P4">print(out)</text:p>
      <text:p text:style-name="P4">odfFigureCaption(“QCs per plate Information”,label=”Figure”)</text:p>
      <text:p text:style-name="P4">@</text:p>
      <text:p text:style-name="P3"/>
      <text:h text:style-name="P19" text:outline-level="2">Switch statements</text:h>
      <text:p text:style-name="P3"/>
      <text:p text:style-name="P3">&lt;&lt;dfRqcsPerSub,echo=FALSE,results=xml,fig=TRUE&gt;&gt;=</text:p>
      <text:p text:style-name="P3"># I usually load the libraries first so that any output produced by </text:p>
      <text:p text:style-name="P4"/>
      <text:p text:style-name="P4">out&lt;-dfRqcsPerSub(qcsPerSubDat)</text:p>
      <text:p text:style-name="P4">print(out)</text:p>
      <text:p text:style-name="P4">odfFigureCaption(“Information for Qcs per Subject”,label=”Figure”)</text:p>
      <text:p text:style-name="P4">@</text:p>
      <text:list xml:id="list2276404711005542040" text:style-name="L1">
        <text:list-header>
          <text:p text:style-name="P30"/>
        </text:list-header>
      </text:list>
      <text:h text:style-name="P29" text:outline-level="1">Loop Structures</text:h>
      <text:h text:style-name="P20" text:outline-level="2">For statements</text:h>
      <text:p text:style-name="P3"/>
      <text:p text:style-name="P3">&lt;&lt;dfRctCrfs,echo=FALSE,results=xml,fig=TRUE&gt;&gt;=</text:p>
      <text:p text:style-name="P3"># I usually load the libraries first so that any output produced by </text:p>
      <text:p text:style-name="P4"/>
      <text:p text:style-name="P4">out&lt;-dfRctCrfs(ctCrfsDat,latexOrNot=FALSE,tmpDir='/tmp/')</text:p>
      <text:p text:style-name="P4">print(out)</text:p>
      <text:p text:style-name="P4">odfFigureCaption(“Incoming CRFs for sites”,label=”Figure”)</text:p>
      <text:p text:style-name="P4">@</text:p>
      <text:p text:style-name="P4">&lt;&lt;pageBreak1,echo=FALSE,results=xml&gt;&gt;=</text:p>
      <text:p text:style-name="P4">@</text:p>
      <text:p text:style-name="P4">&lt;&lt;newTableStyle1,echo=FALSE,results=hide&gt;&gt;=</text:p>
      <text:p text:style-name="P4">currentStyles&lt;-getStyles()</text:p>
      <text:p text:style-name="P4">saveCurrentStyles&lt;-currentStyles</text:p>
      <text:p text:style-name="P4">currentStyles$table&lt;-”RTable4”</text:p>
      <text:p text:style-name="P4">setStyles(currentStyles)</text:p>
      <text:p text:style-name="P4">tableName&lt;-getStyles()[[“table”]]</text:p>
      <text:p text:style-name="P4">tableStyleDefs&lt;-getStyleDefs()[tableName]</text:p>
      <text:p text:style-name="P4">tableCTobj&lt;-new(“tableObj”,marginLeft=0.5,marginRight=0.5,marginTop=0.5,marginBottom=0.5,width=5.0,align=”center”)</text:p>
      <text:p text:style-name="P4">newStyleDefs&lt;-setValsTableEnv(tableCTobj,tableName)</text:p>
      <text:p text:style-name="P4">setStyleDefs(newStyleDefs)</text:p>
      <text:p text:style-name="P4">@</text:p>
      <text:p text:style-name="P4">&lt;&lt;dfCtCrfsTbl,echo=FALSE,results=xml&gt;&gt;=</text:p>
      <text:p text:style-name="P4">ctCrfsColTypes&lt;-c(rep(“columnType1”,9))</text:p>
      <text:p text:style-name="P4">odfTable(out$matrixOut,colStyles=ctCrfsColTypes)</text:p>
      <text:p text:style-name="P4">odfTableCaption(“Center Tracking”)</text:p>
      <text:p text:style-name="P4">@</text:p>
      <text:h text:style-name="P23" text:outline-level="2">while staments</text:h>
      <text:p text:style-name="P3"/>
      <text:p text:style-name="P3">&lt;&lt;dfRctQcs,echo=FALSE,results=xml,fig=TRUE&gt;&gt;=</text:p>
      <text:p text:style-name="P3"># I usually load the libraries first so that any output produced by </text:p>
      <text:p text:style-name="P4"/>
      <text:p text:style-name="P4">out&lt;-dfRctQcs(ctQcsDat,latexOrNot=FALSE,percentageOrNot=FALSE,tmp="/tmp/")</text:p>
      <text:p text:style-name="P4">print(out)</text:p>
      <text:p text:style-name="P4">odfFigureCaption(“Center Qcs”,label=”Figure”)</text:p>
      <text:p text:style-name="P4">@</text:p>
      <text:p text:style-name="P4"><text:bookmark-start text:name="__DdeLink__1754_1830479238"/>&lt;&lt;pageBrk2,echo=FALSE,results=xml&gt;&gt;=</text:p>
      <text:p text:style-name="P4">odfPageBreak()</text:p>
      <text:p text:style-name="P4">@<text:bookmark-end text:name="__DdeLink__1754_1830479238"/></text:p>
      <text:p text:style-name="P4"/>
      <text:p text:style-name="P4"/>
      <text:p text:style-name="P4"><text:soft-page-break/></text:p>
      <text:p text:style-name="P4"/>
      <text:p text:style-name="P4">&lt;&lt;CtQcsTbl,echo=FALSE,results=xml&gt;&gt;=</text:p>
      <text:p text:style-name="P4">odfTable(out$matrixOut1)</text:p>
      <text:p text:style-name="P4">odfTableCaption(“Center Qcs”)</text:p>
      <text:p text:style-name="P4">@</text:p>
      <text:p text:style-name="P4"/>
      <text:p text:style-name="P4"/>
      <text:p text:style-name="P4">&lt;&lt;pageBrk3,echo=FALSE,results=xml&gt;&gt;=</text:p>
      <text:p text:style-name="P4">odfPageBreak()</text:p>
      <text:p text:style-name="P4">@</text:p>
      <text:p text:style-name="P4"/>
      <text:p text:style-name="P4">&lt;&lt;ctQcsTbl2,echo=FALSE,results=xml&gt;&gt;=<text:bookmark text:name="__DdeLink__3043_1830479238"/></text:p>
      <text:p text:style-name="P4">ctQcsColTypes&lt;-c(rep(“columnType1”,11))</text:p>
      <text:p text:style-name="P4">odfTable(out$matrixOut2,colStyles=ctQcsColTypes)</text:p>
      <text:p text:style-name="P4">@</text:p>
      <text:p text:style-name="P5"/>
      <text:h text:style-name="P21" text:outline-level="2"/>
      <text:h text:style-name="P22" text:outline-level="2">DfRCtVisits</text:h>
      <text:p text:style-name="P3"/>
      <text:p text:style-name="P3">&lt;&lt;dfRctVisits,echo=FALSE,results=xml,fig=TRUE&gt;&gt;=</text:p>
      <text:p text:style-name="P3"># I usually load the libraries first so that any output produced by </text:p>
      <text:p text:style-name="P4"/>
      <text:p text:style-name="P4">out&lt;-dfRctVisits(ctVisitsDat)</text:p>
      <text:p text:style-name="P4">print(out)</text:p>
      <text:p text:style-name="P4">odfFigureCaption(“Center Visits”,label=”Figure”)</text:p>
      <text:p text:style-name="P4">@</text:p>
      <text:h text:style-name="P26" text:outline-level="1"/>
      <text:h text:style-name="P28" text:outline-level="1">Data Structures</text:h>
      <text:p text:style-name="Text_20_body"/>
      <text:h text:style-name="P23" text:outline-level="2"><text:span text:style-name="T4">Vector</text:span></text:h>
      <text:h text:style-name="P23" text:outline-level="2"><text:span text:style-name="T4">Matrix</text:span></text:h>
      <text:h text:style-name="P23" text:outline-level="2"><text:span text:style-name="T4">DataFrame</text:span></text:h>
      <text:h text:style-name="P15" text:outline-level="2"><text:span text:style-name="T5"/></text:h>
      <text:h text:style-name="P25" text:outline-level="1">Simple Statistical Analysis</text:h>
      <text:p text:style-name="P3">&lt;&lt;dfRstats,echo=FALSE,results=xml,fig=TRUE&gt;&gt;=</text:p>
      <text:p text:style-name="P3"># I usually load the libraries first so that any output produced by </text:p>
      <text:p text:style-name="P4"/>
      <text:p text:style-name="P4">out&lt;-dfRstats(plateDat)</text:p>
      <text:p text:style-name="P4">print(out)</text:p>
      <text:p text:style-name="P4">odfFigureCaption(“Some Statistical Outputs”, label=”Figure”)</text:p>
      <text:p text:style-name="P4"/>
      <text:p text:style-name="P4">@</text:p>
      <text:h text:style-name="P27" text:outline-level="1"><text:span text:style-name="T6">Simple</text:span> Statistical Analysis</text:h>
      <text:h text:style-name="P27" text:outline-level="1">Simple Table Outputs</text:h>
      <text:p text:style-name="P3"><text:bookmark-start text:name="DDE_LINK"/>&lt;&lt;odfTableEx1,echo=FALSE,results=xml&gt;&gt;=</text:p>
      <text:p text:style-name="P3"># I usually load the libraries first so that any output produced by </text:p>
      <text:p text:style-name="P4"/>
      <text:p text:style-name="P4"><text:bookmark-start text:name="DDE_LINK1"/>cgroup&lt;-c("row","C") </text:p>
      <text:p text:style-name="P4">n.cgroup&lt;-c(1,3)</text:p>
      <text:p text:style-name="P4"/>
      <text:p text:style-name="P4">odfTable(mdat,cgroup=cgroup,n.cgroup=n.cgroup)<text:bookmark-end text:name="DDE_LINK1"/></text:p>
      <text:p text:style-name="P4">@<text:bookmark-end text:name="DDE_LINK"/></text:p>
      <text:p text:style-name="P4"/>
      <text:p text:style-name="P3">&lt;&lt;odfTableEx2,echo=FALSE,results=xml&gt;&gt;=</text:p>
      <text:p text:style-name="P3"/>
      <text:p text:style-name="P4"><text:bookmark-start text:name="DDE_LINK3"/>carCgroup&lt;-levels(factor(carRentInfo$carGroup))</text:p>
      <text:p text:style-name="P4">carCgroup&lt;-c("",carCgroup)</text:p>
      <text:p text:style-name="P4">carNcgroup&lt;-c(1,1,2,2,2,2)</text:p>
      <text:p text:style-name="P4">carRgroup&lt;-levels(factor(carRentInfo$Months))</text:p>
      <text:p text:style-name="P4">carRngroup&lt;-c(5,5)</text:p>
      <text:p text:style-name="P4"/>
      <text:p text:style-name="P4"><text:soft-page-break/>odfTable(carRentInfo$tableCells,cgroup=carCgroup,n.cgroup=carNcgroup,rgroup=carRgroup,n.rgroup=carRngroup)<text:bookmark-end text:name="DDE_LINK3"/></text:p>
      <text:p text:style-name="P4"/>
      <text:p text:style-name="P4"/>
      <text:p text:style-name="P4">@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02-14T23:26:15.81</dc:date>
    <meta:editing-duration>PT10H2M49S</meta:editing-duration>
    <meta:editing-cycles>56</meta:editing-cycles>
    <meta:generator>OpenOffice/4.1.2$Win32 OpenOffice.org_project/412m3$Build-9782</meta:generator>
    <dc:creator>Zekai Otles</dc:creator>
    <meta:document-statistic meta:table-count="0" meta:image-count="0" meta:object-count="0" meta:page-count="9" meta:paragraph-count="138" meta:word-count="421" meta:character-count="4298"/>
  </office:meta>
</office:document-meta>
</file>